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Heading_20_1">
      <style:text-properties style:font-name="Arial" fo:font-size="11pt" style:font-size-asian="11pt" style:font-size-complex="11pt"/>
    </style:style>
    <style:style style:name="P3" style:family="paragraph" style:parent-style-name="Heading_20_1">
      <style:text-properties style:font-name="Arial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wo-Step Authentication</text:h>
      <text:h text:style-name="P3" text:outline-level="1">Two-Step Authentication enhances login security by requiring a one-time use code to be sent to a user's email or mobile phone.</text:h>
      <text:p text:style-name="P1">Two-Step Authentication provides an additional layer of security during the login process. After entering a password, users must supply a one-time security code sent to their registered email address or mobile phone. This approach helps prevent unauthorized access if a password is compromised.</text:p>
      <text:p text:style-name="P1">Two-Step Authentication can be configured for multiple user groups, including students, parents, and staff members.</text:p>
      <text:p text:style-name="P1">Institutions can implement two-step authentication with Single Sign-On (SSO) or Direct Sign-On (DSO). You can activate two-step authorization regardless of whether you enable general texting and SMS functionality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gan H</meta:initial-creator>
    <meta:creation-date>2026-03-10T15:11:49.82</meta:creation-date>
    <dc:date>2026-03-11T20:41:11.43</dc:date>
    <dc:creator>Megan H</dc:creator>
    <meta:editing-duration>PT5H53M12S</meta:editing-duration>
    <meta:editing-cycles>5</meta:editing-cycles>
    <meta:generator>OpenOffice/4.1.8$Win32 OpenOffice.org_project/418m3$Build-9803</meta:generator>
    <meta:printed-by>Megan H</meta:printed-by>
    <meta:print-date>2026-03-11T20:16:53.69</meta:print-date>
    <meta:document-statistic meta:table-count="0" meta:image-count="0" meta:object-count="0" meta:page-count="1" meta:paragraph-count="5" meta:word-count="109" meta:character-count="771"/>
  </office:meta>
</office:document-meta>
</file>